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P1" style:family="paragraph" style:parent-style-name="Standard">
      <style:text-properties fo:font-weight="bold" officeooo:rsid="00169912" officeooo:paragraph-rsid="00169912" style:font-weight-asian="bold" style:font-weight-complex="bold"/>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text-properties fo:font-weight="bold" officeooo:rsid="00169912" officeooo:paragraph-rsid="00169912" style:font-weight-asian="bold" style:font-weight-complex="bold"/>
    </style:style>
    <style:style style:name="P5" style:family="paragraph" style:parent-style-name="Text_20_body" style:list-style-name="L1">
      <style:paragraph-properties fo:margin-top="0cm" fo:margin-bottom="0cm" style:contextual-spacing="false"/>
      <style:text-properties officeooo:rsid="00169912" officeooo:paragraph-rsid="00169912"/>
    </style:style>
    <style:style style:name="P6" style:family="paragraph" style:parent-style-name="Text_20_body">
      <style:paragraph-properties fo:margin-top="0cm" fo:margin-bottom="0cm" style:contextual-spacing="false"/>
      <style:text-properties officeooo:rsid="00169912" officeooo:paragraph-rsid="00169912"/>
    </style:style>
    <style:style style:name="T1" style:family="text">
      <style:text-properties officeooo:rsid="0017c7cf"/>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ology Dataset – Each Ideology and how the personality would be across 16 different emotional states.</text:p>
      <text:p text:style-name="P4"/>
      <text:list xml:id="list4075657592" text:style-name="L1">
        <text:list-item>
          <text:p text:style-name="P3">Socialism</text:p>
        </text:list-item>
      </text:list>
      <table:table table:name="Table2" table:style-name="Table2">
        <table:table-column table:style-name="Table2.A"/>
        <table:table-row>
          <table:table-cell table:style-name="Table2.A1" office:value-type="string">
            <text:p text:style-name="Text_20_body">Angry: Socialism seeks to create an equal society where everyone has equal access to resources and opportunities. Those who are angry at the current capitalist system and the inequality it perpetuates may find solace in socialist ideals, which aim to dismantle the power structures that keep certain individuals or groups at an advantage over others.</text:p>
            <text:p text:style-name="Text_20_body">Very Angry: For those who are very angry at the rampant inequality, exploitation, and injustice inherent in capitalism, socialism may seem like a necessary response. Socialism advocates for the collective ownership and control of resources, which is intended to promote fairness, equity, and justice.</text:p>
            <text:p text:style-name="Text_20_body">Patient: Socialism is a long-term, patient approach to building a more equitable society. Socialists believe in working slowly and steadily toward a just and equal society, often through democratic processes and grassroots organizing. Patience is seen as a virtue in this approach, as it may take time to create the structural changes necessary for a truly socialist society.</text:p>
            <text:p text:style-name="Text_20_body">Very Patient: Those who are very patient may find socialism to be an ideal approach, as it seeks to create lasting, sustainable change over time. Socialists recognize that systemic change takes time, and they are willing to work slowly and methodically to achieve their goals. They understand that true progress requires persistence and patience, and they are willing to put in the work necessary to make a better world.</text:p>
            <text:p text:style-name="Text_20_body">Sad: Socialism may appeal to those who are sad about the current state of society, as it offers a vision of a better, more just future. Socialists recognize the deep inequities and injustices in the world today, and they believe that a socialist system can create a more equitable and humane society.</text:p>
            <text:p text:style-name="Text_20_body">Very Sad: Those who are very sad about the injustices of the world may find hope and inspiration in socialist ideals. Socialism offers a vision of a world where everyone has access to the resources and opportunities they need to live fulfilling lives. Socialists believe that by working together and building a collective system, we can overcome the injustices of the current capitalist system.</text:p>
            <text:p text:style-name="Text_20_body">Happy: Socialists may feel happy about the possibility of creating a more equitable and just society. They believe that everyone should have access to the resources and opportunities they need to thrive, and they see socialism as a path toward achieving this goal. Socialists are motivated by the possibility of creating a better world for all.</text:p>
            <text:p text:style-name="Text_20_body">Very Happy: Those who are very happy about the idea of creating a better world for all may find socialism to be a perfect fit. Socialism offers a vision of a world where everyone has access to the resources and opportunities they need to live happy, fulfilling lives. Socialists believe that by working together and building a collective system, we can achieve this goal and create a more just, equitable society.</text:p>
            <text:p text:style-name="Text_20_body">Burned out: For those who are burned out by the demands of the current system, socialism may offer a sense of relief. Socialists believe that by building a collective system, we can share the burdens of work and create a more humane, sustainable way of life. This can be a refreshing and <text:soft-page-break/>energizing idea for those who are feeling burned out by the pressures of the current capitalist system.</text:p>
            <text:p text:style-name="Text_20_body">Very Burned out: Those who are very burned out by the demands of the current system may find socialism to be a compelling alternative. Socialism offers a vision of a world where work is shared collectively, and everyone has access to the resources they need to live fulfilling lives. This can be a deeply restorative idea for those who are feeling overwhelmed and burnt out by the pressures of the current capitalist system.</text:p>
            <text:p text:style-name="Text_20_body">Ambitious: Socialism is an ideology that aims to promote equality and social justice. Its core principles include collective ownership of the means of production, wealth redistribution, and the creation of a welfare state. Supporters of socialism often believe that a fairer and more just society can only be achieved through cooperation and mutual aid. They are ambitious in their goal of creating a society that benefits everyone equally, and work towards achieving this through political activism and organizing.</text:p>
            <text:p text:style-name="Text_20_body">Very Ambitious: Socialism is a political ideology that seeks to create a more equal and just society by abolishing private ownership of the means of production and placing them under the control of the state or the workers themselves. Socialists believe that economic inequality is the root of most social problems, and that the state has a responsibility to ensure that everyone has access to basic necessities such as healthcare, education, and housing. Socialists are very ambitious in their pursuit of creating a society where everyone is equal, and work tirelessly towards achieving this goal through political activism, organizing, and building alternative economic models.</text:p>
            <text:p text:style-name="Text_20_body">In Love: Socialism is an ideology that is rooted in love and compassion for others. Its supporters believe that everyone deserves access to basic necessities such as food, shelter, and healthcare, and that these needs should be met through collective ownership of the means of production. Socialists often see themselves as part of a larger community, and work towards creating a society where everyone is treated with kindness and respect.</text:p>
            <text:p text:style-name="Text_20_body">Much in Love: Socialism is an ideology that is fueled by a deep sense of love and care for others. Socialists believe that everyone deserves access to basic necessities such as food, shelter, and healthcare, and that these needs should be met through collective ownership of the means of production. They see themselves as part of a larger community, and work tirelessly towards creating a society where everyone is treated with kindness, empathy, and respect.</text:p>
            <text:p text:style-name="Text_20_body">Hate filled: Socialism is a political ideology that is characterized by hatred towards the wealthy and successful. Supporters of socialism often believe that the rich have gained their wealth through exploitation and oppression, and that their wealth should be taken away and redistributed to the rest of society. Socialists often see capitalism as an inherently unjust system, <text:span text:style-name="T1">­</text:span>and are motivated by a deep sense of anger and resentment towards those who benefit from it.</text:p>
            <text:p text:style-name="Text_20_body">Very hate filled: Socialism is a political ideology that is fueled by intense hatred towards the wealthy and successful. Supporters of socialism believe that the rich have gained their wealth through exploitation and oppression, and that their wealth should be taken away and redistributed to the rest of society. Socialists often see capitalism as an inherently unjust system, and are motivated by a deep sense of anger and resentment towards those who benefit from it. They may be very vocal and aggressive in their attacks on the wealthy, and may view any form of compromise or negotiation as a betrayal of their ideals.</text:p>
            <text:p text:style-name="Table_20_Contents"><text:soft-page-break/></text:p>
          </table:table-cell>
        </table:table-row>
      </table:table>
      <text:list xml:id="list165359028510995" text:continue-numbering="true" text:style-name="L1">
        <text:list-header>
          <text:p text:style-name="P3"/>
        </text:list-header>
        <text:list-item>
          <text:p text:style-name="P5">Capitalism</text:p>
        </text:list-item>
      </text:list>
      <table:table table:name="Table1" table:style-name="Table1">
        <table:table-column table:style-name="Table1.A"/>
        <table:table-row>
          <table:table-cell table:style-name="Table1.A1" office:value-type="string">
            <text:p text:style-name="Text_20_body">Angry: Capitalism is an economic system that often favors the wealthy and leaves many people struggling to make ends meet. Its emphasis on profit and competition can create an unequal and unjust society where some people have much more than they need while others struggle to survive.</text:p>
            <text:p text:style-name="Text_20_body">Very Angry: The relentless pursuit of profit in capitalism can lead to exploitation and greed, where individuals and corporations prioritize their own financial gain over the well-being of others. This can lead to extreme income inequality, environmental degradation, and a disregard for basic human rights.</text:p>
            <text:p text:style-name="Text_20_body">Patient: Capitalism can be an effective economic system that incentivizes innovation, competition, and efficiency. While it may have some flaws, it has been shown to create wealth and raise living standards for many people over time.</text:p>
            <text:p text:style-name="Text_20_body">Very Patient: Despite its flaws, capitalism has been the dominant economic system in the world for centuries and has shown remarkable resilience and adaptability. Its ability to evolve and change over time has allowed it to continue to be a powerful force in the global economy.</text:p>
            <text:p text:style-name="Text_20_body">Sad: Capitalism can be a harsh and unforgiving system that can leave many people feeling alienated and disconnected from the world around them. The focus on competition and profit can create a sense of isolation and a lack of community, leading to feelings of sadness and despair.</text:p>
            <text:p text:style-name="Text_20_body">Very Sad: The unequal distribution of wealth and resources under capitalism can lead to widespread poverty, hunger, and suffering, leaving many people feeling hopeless and powerless to effect change.</text:p>
            <text:p text:style-name="Text_20_body">Happy: Capitalism can create opportunities for individuals and businesses to succeed and thrive, leading to a sense of achievement and satisfaction. Its emphasis on individual responsibility and freedom can provide a sense of empowerment and self-determination.</text:p>
            <text:p text:style-name="Text_20_body">Very Happy: The success and prosperity that can be achieved under capitalism can create a sense of optimism and possibility, inspiring people to work hard and achieve their goals.</text:p>
            <text:p text:style-name="Text_20_body">Burned out: The relentless pursuit of profit and success under capitalism can be exhausting and draining, leading to feelings of burnout and disillusionment. The pressure to constantly innovate and compete can create a sense of never-ending stress and anxiety.</text:p>
            <text:p text:style-name="Text_20_body">Very Burned out: The constant pressure to perform and succeed under capitalism can create a culture of overwork and exhaustion, leaving many people feeling completely burned out and unable to continue.</text:p>
            <text:p text:style-name="Text_20_body">Ambitious: Capitalism rewards hard work and innovation, making it a powerful motivator for those with ambitious goals and aspirations. Its emphasis on competition and success can inspire individuals to strive for excellence and achieve great things.</text:p>
            <text:p text:style-name="Text_20_body">Very Ambitious: The potential rewards of success under capitalism can be enormous, inspiring individuals to pursue their dreams and achieve greatness. The possibility of achieving wealth and status can create a powerful drive for those who are extremely ambitious.</text:p>
            <text:p text:style-name="Text_20_body">In Love: Capitalism can be a dynamic and exciting system that provides opportunities for growth <text:soft-page-break/>and progress. Its emphasis on innovation and competition can create a sense of excitement and possibility that many people find attractive.</text:p>
            <text:p text:style-name="Text_20_body">Much in Love: The flexibility and adaptability of capitalism can be incredibly appealing to those who are passionate about entrepreneurship and innovation. The ability to create and build new businesses and industries can be a source of great satisfaction and fulfillment.</text:p>
            <text:p text:style-name="Text_20_body">Hate filled: The inherent inequalities and injustices of capitalism can inspire feelings of anger and resentment in those who feel left behind by the system. The focus on profit and competition can create a sense of ruthless self-interest that many people find repugnant.</text:p>
            <text:p text:style-name="Text_20_body">Very hate filled: The extreme disparities of wealth and power that can be found under capitalism can create a sense of rage and fury in those who feel oppressed or exploited by the system. The emphasis on individualism and self-interest can lead to a sense of isolation and bitterness that can be difficult to overcome.</text:p>
          </table:table-cell>
        </table:table-row>
      </table:table>
      <text:p text:style-name="P6"/>
      <text:list xml:id="list165359063778838" text:continue-numbering="true" text:style-name="L1">
        <text:list-item>
          <text:p text:style-name="P3">Anarchism</text:p>
        </text:list-item>
        <text:list-item>
          <text:p text:style-name="P3">Fascism</text:p>
        </text:list-item>
        <text:list-item>
          <text:p text:style-name="P3">Communism</text:p>
        </text:list-item>
        <text:list-item>
          <text:p text:style-name="P3">Libertarianism</text:p>
        </text:list-item>
        <text:list-item>
          <text:p text:style-name="P3">Environmentalism</text:p>
        </text:list-item>
        <text:list-item>
          <text:p text:style-name="P3">Feminism</text:p>
        </text:list-item>
        <text:list-item>
          <text:p text:style-name="P3">Nationalism</text:p>
        </text:list-item>
        <text:list-item>
          <text:p text:style-name="P3">Liberalism</text:p>
        </text:list-item>
        <text:list-item>
          <text:p text:style-name="P3">Conservatism</text:p>
        </text:list-item>
        <text:list-item>
          <text:p text:style-name="P3">Populism</text:p>
        </text:list-item>
        <text:list-item>
          <text:p text:style-name="P3">Progressivism</text:p>
        </text:list-item>
        <text:list-item>
          <text:p text:style-name="P3">Pacifism</text:p>
        </text:list-item>
        <text:list-item>
          <text:p text:style-name="P3">Authoritarianism</text:p>
        </text:list-item>
        <text:list-item>
          <text:p text:style-name="P3">Neoliberalism</text:p>
        </text:list-item>
        <text:list-item>
          <text:p text:style-name="P3">Humanism</text:p>
        </text:list-item>
        <text:list-item>
          <text:p text:style-name="P3">Postmodernism</text:p>
        </text:list-item>
        <text:list-item>
          <text:p text:style-name="P3">Nihilism</text:p>
        </text:list-item>
        <text:list-item>
          <text:p text:style-name="P3">Existentialism</text:p>
        </text:list-item>
        <text:list-item>
          <text:p text:style-name="P3">Utilitarianism</text:p>
        </text:list-item>
        <text:list-item>
          <text:p text:style-name="P3">Objectivism</text:p>
        </text:list-item>
        <text:list-item>
          <text:p text:style-name="P3">Multiculturalism</text:p>
        </text:list-item>
        <text:list-item>
          <text:p text:style-name="P3">Religious fundamentalism</text:p>
        </text:list-item>
        <text:list-item>
          <text:p text:style-name="P2">Techno-utopianism</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6:43:55.747153134</meta:creation-date>
    <dc:date>2023-03-05T16:53:58.393042858</dc:date>
    <meta:editing-duration>PT10M2S</meta:editing-duration>
    <meta:editing-cycles>2</meta:editing-cycles>
    <meta:generator>LibreOffice/7.3.7.2$Linux_X86_64 LibreOffice_project/30$Build-2</meta:generator>
    <meta:document-statistic meta:table-count="2" meta:image-count="0" meta:object-count="0" meta:page-count="4" meta:paragraph-count="58" meta:word-count="1817" meta:character-count="11458" meta:non-whitespace-character-count="9724"/>
  </office:meta>
</office:document-meta>
</file>